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7397" officeooo:paragraph-rsid="0001739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caminhamento dinâmico:</text:p>
      <text:p text:style-name="P1"/>
      <text:p text:style-name="P1">RIP → cada router apenas interage com os seus vizinhos diretos e não tem um conhecimento completo da topologia de rede. O que leva a problemas de convergência e estabilidade do encaminhamento. Está limitado a topologias de 15 saltos.</text:p>
      <text:p text:style-name="P1"/>
      <text:p text:style-name="P1">Tendo em conta estes problemas, vamos estudar os LINK STATE ROUTING protocols:</text:p>
      <text:p text:style-name="P1"/>
      <text:p text:style-name="P1">→ Todos os routers do domínio interagem entre s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3-26T20:31:14.304000000</dc:date>
    <meta:editing-duration>PT2H15M40S</meta:editing-duration>
    <meta:editing-cycles>1</meta:editing-cycles>
    <meta:document-statistic meta:table-count="0" meta:image-count="0" meta:object-count="0" meta:page-count="1" meta:paragraph-count="4" meta:word-count="62" meta:character-count="383" meta:non-whitespace-character-count="325"/>
  </office:meta>
</office:document-meta>
</file>